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267cm"/>
    </style:style>
    <style:style style:name="ro3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0066"/>
    </style:style>
    <style:style style:name="ce2" style:family="table-cell" style:parent-style-name="Default">
      <style:table-cell-properties fo:background-color="#006600"/>
      <style:text-properties fo:color="#ffffff"/>
    </style:style>
    <style:style style:name="ce4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 table:print="false">
        <table:table-column table:style-name="co4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5">
          <table:table-cell table:style-name="ce2" office:value-type="string">
            <text:p>ITEM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ag</text:p>
          </table:table-cell>
          <table:table-cell table:style-name="ce2" office:value-type="string">
            <text:p>shop_tag</text:p>
          </table:table-cell>
        </table:table-row>
        <table:table-row table:style-name="ro2">
          <table:table-cell office:value-type="string">
            <text:p>honey_dro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roo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b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big_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leaf_sala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5">
          <table:table-cell office:value-type="string">
            <text:p>mushroom_sala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5">
          <table:table-cell office:value-type="string">
            <text:p>cold_sala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cooked_shroo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roasted_berrie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flour_ba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bomihon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mushroom_gummi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aphid_egg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re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green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blu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yellow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tv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wante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torch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e_ru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no_aphi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" office:value-type="string">
            <text:p>SHOP TAG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INCLUDES TAGS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for objects in the item shop</text:p>
          </table:table-cell>
          <table:table-cell/>
        </table:table-row>
        <table:table-row table:style-name="ro4">
          <table:table-cell office:value-type="string">
            <text:p>furniture</text:p>
          </table:table-cell>
          <table:table-cell office:value-type="string">
            <text:p>for objects related to </text:p>
            <text:p>furntiure shop</text:p>
          </table:table-cell>
          <table:table-cell office:value-type="string">
            <text:p>deco,skill,fun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style-name="ce3" office:value-type="string">
            <text:p>TAGS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2">
          <table:table-cell office:value-type="string">
            <text:p>food</text:p>
          </table:table-cell>
          <table:table-cell office:value-type="string">
            <text:p>food items</text:p>
          </table:table-cell>
          <table:table-cell/>
        </table:table-row>
        <table:table-row table:style-name="ro2">
          <table:table-cell office:value-type="string">
            <text:p>item</text:p>
          </table:table-cell>
          <table:table-cell office:value-type="string">
            <text:p>base ite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4">04/11/2024</text:date>, <text:time>23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4T23:57:34.87</dc:date>
    <dc:creator>Summer </dc:creator>
    <meta:generator>OpenOffice/4.1.15$Win32 OpenOffice.org_project/4115m2$Build-9813</meta:generator>
    <meta:editing-duration>PT2H2M38S</meta:editing-duration>
    <meta:editing-cycles>19</meta:editing-cycles>
    <meta:document-statistic meta:table-count="2" meta:cell-count="204" meta:object-count="0"/>
  </office:meta>
</office:document-meta>
</file>